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position of 2<text:span text:style-name="T1">nd</text:span> localizer</text:p>
          </table:table-cell>
          <table:table-cell office:value-type="string" calcext:value-type="string">
            <text:p>fmaps after</text:p>
          </table:table-cell>
          <table:table-cell table:style-name="Default" office:value-type="string" calcext:value-type="string">
            <text:p>Does SE have good fmaps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ngle echo has good fmaps, just need fmaps for ME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ngle echo has good fmaps, just need fmaps for ME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ngle echo has good fmaps, just need fmaps for ME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ngle echo has good fmaps, just need fmaps for ME</text:p>
          </table:table-cell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ngle echo has good fmaps -- though they are two different rounds, just need fmaps for ME</text:p>
          </table:table-cell>
        </table:table-row>
        <table:table-row table:style-name="ro1">
          <table:table-cell office:value-type="float" office:value="10416" calcext:value-type="float">
            <text:p>104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Last 4 single echo scans will need syn field maps</text:p>
          </table:table-cell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no SE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6:31:15.948237061</meta:creation-date>
    <meta:editing-duration>PT1M38S</meta:editing-duration>
    <meta:editing-cycles>2</meta:editing-cycles>
    <meta:generator>LibreOffice/7.3.7.2$Linux_X86_64 LibreOffice_project/30$Build-2</meta:generator>
    <dc:date>2024-05-03T16:59:23.969766688</dc:date>
    <meta:document-statistic meta:table-count="1" meta:cell-count="32" meta:object-count="0"/>
  </office:meta>
</office:document-meta>
</file>